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5">
        <text:h text:style-name="Heading_20_3" text:outline-level="3"><text:bookmark-start text:name="__RefHeading___Toc7302_1464965999"/>Show Text Sections<text:bookmark-end text:name="__RefHeading___Toc7302_1464965999"/></text:h>
        <text:p text:style-name="Text_20_body_20_indent_20_Organon">For a better user experience the text section boundaries can be toggled.</text:p>
        <text:p text:style-name="Standard"><text:bookmark text:name="tw-target1"/></text:p>
        <text:section text:style-name="Sect2" text:name="Bereich3">
          <text:section text:style-name="Sect2" text:name="Bereich11">
            <text:p text:style-name="Text_20_body_20_indent_20_Organon"><text:bookmark text:name="tw-target-text2"/><text:bookmark text:name="tw-target-text-container1"/>In LO the function turns off of both text boundaries and area boundaries .</text:p>
            <text:p text:style-name="Text_20_body_20_indent_20_Organon">In OO , the area boundaries need to be switched off separately:</text:p>
            <text:p text:style-name="Text_20_body_20_indent_20_Organon">Tools / Settings / OpenOffice / Appearance / Area Borders</text:p>
            <text:p text:style-name="Text_20_body_20_indent_20_Organon"><text:bookmark text:name="tw-target"/></text:p>
          </text:section>
        </text:section>
        <text:section text:style-name="Sect2" text:name="Bereich7">
          <text:section text:style-name="Sect2" text:name="Bereich9">
            <text:p text:style-name="Text_20_body_20_indent_20_Organon"><text:bookmark text:name="tw-target-text1"/><text:bookmark text:name="tw-target-text-container"/>The function is accessible in Writer as View / Text Boundaries also.</text:p>
          </text:section>
        </text:section>
        <text:p text:style-name="Text_20_body_20_indent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3:20:43.041000000</dc:date>
    <meta:editing-duration>P0D</meta:editing-duration>
    <meta:editing-cycles>1</meta:editing-cycles>
    <meta:document-statistic meta:table-count="0" meta:image-count="0" meta:object-count="0" meta:page-count="1" meta:paragraph-count="6" meta:word-count="63" meta:character-count="352" meta:non-whitespace-character-count="295"/>
    <meta:generator>LibreOffice/5.1.1.3$Windows_X86_64 LibreOffice_project/89f508ef3ecebd2cfb8e1def0f0ba9a803b88a6d</meta:generator>
  </office:meta>
</office:document-meta>
</file>